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tr&gt;</text:p>
      <text:p text:style-name="Standard"><text:s text:c="8"/>&lt;td&gt;01/2018&lt;/td&gt;</text:p>
      <text:p text:style-name="Standard"><text:s text:c="8"/>&lt;td&gt;&lt;a href="docs/1.pdf" target="_blank"&gt;New list of data to be uploaded while on holiday&lt;/a&gt;&lt;/td&gt;</text:p>
      <text:p text:style-name="Standard"><text:s text:c="8"/>&lt;td&gt;5th July, 2018&lt;/td&gt;</text:p>
      <text:p text:style-name="Standard"><text:s text:c="6"/>&lt;/t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7:54:37.283025796</meta:creation-date>
    <dc:date>2018-06-16T17:55:02.765506304</dc:date>
    <meta:editing-duration>PT30S</meta:editing-duration>
    <meta:editing-cycles>1</meta:editing-cycles>
    <meta:document-statistic meta:table-count="0" meta:image-count="0" meta:object-count="0" meta:page-count="1" meta:paragraph-count="5" meta:word-count="18" meta:character-count="176" meta:non-whitespace-character-count="133"/>
    <meta:generator>LibreOffice/6.0.3.2$Linux_X86_64 LibreOffice_project/00m0$Build-2</meta:generator>
  </office:meta>
</office:document-meta>
</file>